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28e" officeooo:paragraph-rsid="000f428e"/>
    </style:style>
    <style:style style:name="P2" style:family="paragraph" style:parent-style-name="Standard">
      <style:text-properties officeooo:rsid="000f58cd" officeooo:paragraph-rsid="000f58cd"/>
    </style:style>
    <style:style style:name="P3" style:family="paragraph" style:parent-style-name="Standard" style:list-style-name="L1">
      <style:text-properties officeooo:rsid="000f58cd" officeooo:paragraph-rsid="000f58cd"/>
    </style:style>
    <style:style style:name="P4" style:family="paragraph" style:parent-style-name="Standard" style:list-style-name="L1">
      <style:text-properties officeooo:paragraph-rsid="000f58cd"/>
    </style:style>
    <style:style style:name="P5" style:family="paragraph" style:parent-style-name="Standard" style:list-style-name="L1">
      <style:text-properties officeooo:rsid="00102627" officeooo:paragraph-rsid="00102627"/>
    </style:style>
    <style:style style:name="P6" style:family="paragraph" style:parent-style-name="Standard" style:list-style-name="L1">
      <style:text-properties officeooo:rsid="0011c6eb" officeooo:paragraph-rsid="0011c6eb"/>
    </style:style>
    <style:style style:name="P7" style:family="paragraph" style:parent-style-name="Standard" style:list-style-name="L1">
      <style:text-properties officeooo:rsid="0012851a" officeooo:paragraph-rsid="0012851a"/>
    </style:style>
    <style:style style:name="P8" style:family="paragraph" style:parent-style-name="Standard" style:list-style-name="L1">
      <style:text-properties officeooo:rsid="0012ede1" officeooo:paragraph-rsid="0012ede1"/>
    </style:style>
    <style:style style:name="P9" style:family="paragraph" style:parent-style-name="Standard" style:list-style-name="L1">
      <style:text-properties officeooo:rsid="0014c868" officeooo:paragraph-rsid="0014c868"/>
    </style:style>
    <style:style style:name="P10" style:family="paragraph" style:parent-style-name="Standard" style:list-style-name="L1">
      <style:text-properties officeooo:rsid="0015d99a" officeooo:paragraph-rsid="0015d99a"/>
    </style:style>
    <style:style style:name="P11" style:family="paragraph" style:parent-style-name="Standard" style:list-style-name="L1">
      <style:text-properties officeooo:rsid="00178751" officeooo:paragraph-rsid="00178751"/>
    </style:style>
    <style:style style:name="T1" style:family="text">
      <style:text-properties officeooo:rsid="000f58cd"/>
    </style:style>
    <style:style style:name="T2" style:family="text">
      <style:text-properties officeooo:rsid="00102627"/>
    </style:style>
    <style:style style:name="T3" style:family="text">
      <style:text-properties officeooo:rsid="0012851a"/>
    </style:style>
    <style:style style:name="T4" style:family="text">
      <style:text-properties officeooo:rsid="0015d9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Pi</text:p>
      <text:p text:style-name="P1"/>
      <text:p text:style-name="P1">Definición</text:p>
      <text:p text:style-name="P1"><text:tab/>Servicio web para la gestión de talleres mecánicos</text:p>
      <text:p text:style-name="P1"/>
      <text:p text:style-name="P1">Objetivo</text:p>
      <text:p text:style-name="P1"><text:tab/>Un servicio web para gestionar la logística del taller, seguimiento del mantenimiento de los vehículos y realizar la facturación</text:p>
      <text:p text:style-name="P1"/>
      <text:p text:style-name="P2">BrainStorming de contenido</text:p>
      <text:list xml:id="list3817240550" text:style-name="L1">
        <text:list-item>
          <text:p text:style-name="P4"><text:span text:style-name="T1">Almacén</text:span></text:p>
          <text:p text:style-name="P4"><text:span text:style-name="T1">Visualizar el contenido del almacén con búsquedas parciales de los artículos.</text:span></text:p>
          <text:p text:style-name="P3">El almacén consta de:</text:p>
          <text:list>
            <text:list-item>
              <text:list>
                <text:list-item>
                  <text:p text:style-name="P3">artículo, con su ID</text:p>
                </text:list-item>
                <text:list-item>
                  <text:p text:style-name="P3">número de unidades disponibles</text:p>
                </text:list-item>
                <text:list-item>
                  <text:p text:style-name="P5">Observaciones del artículo</text:p>
                </text:list-item>
                <text:list-item>
                  <text:p text:style-name="P3">fecha de compra del último lote</text:p>
                </text:list-item>
                <text:list-item>
                  <text:p text:style-name="P3">precio del artículo, <text:span text:style-name="T2">con iva y sin iva. IVA.</text:span></text:p>
                </text:list-item>
                <text:list-item>
                  <text:p text:style-name="P3">descuentos a aplicar</text:p>
                  <text:list>
                    <text:list-item>
                      <text:p text:style-name="P3">añadir tipos de descuentos con su valor. Ej: FLTJUN2019 → 20% FLTUSR2019 → 15%</text:p>
                    </text:list-item>
                  </text:list>
                </text:list-item>
                <text:list-item>
                  <text:p text:style-name="P3">Botón para acceder a los últimos vehículos a los que se ha vendido ese artículo</text:p>
                </text:list-item>
                <text:list-item>
                  <text:p text:style-name="P3">Añadir artículo nuevo</text:p>
                </text:list-item>
                <text:list-item>
                  <text:p text:style-name="P3">Añadir unidades de un artículo</text:p>
                </text:list-item>
                <text:list-item>
                  <text:p text:style-name="P3">Código de proveedor</text:p>
                </text:list-item>
                <text:list-item>
                  <text:p text:style-name="P3">Nombre del proveedor</text:p>
                </text:list-item>
                <text:list-item>
                  <text:p text:style-name="P3">Información de contacto del proveedor</text:p>
                </text:list-item>
                <text:list-item>
                  <text:p text:style-name="P5">Marca y modelo del coche que monta este artículo</text:p>
                </text:list-item>
              </text:list>
            </text:list-item>
          </text:list>
        </text:list-item>
        <text:list-item>
          <text:p text:style-name="P11">Usuarios</text:p>
          <text:list>
            <text:list-item>
              <text:p text:style-name="P11">nombre usuario</text:p>
            </text:list-item>
            <text:list-item>
              <text:p text:style-name="P11">id usuario</text:p>
            </text:list-item>
            <text:list-item>
              <text:p text:style-name="P11">contraseña</text:p>
            </text:list-item>
            <text:list-item>
              <text:p text:style-name="P11">puesto</text:p>
            </text:list-item>
            <text:list-item>
              <text:p text:style-name="P11">email</text:p>
            </text:list-item>
            <text:list-item>
              <text:p text:style-name="P11">foto</text:p>
            </text:list-item>
            <text:list-item>
              <text:p text:style-name="P11">órdenes de trabajo completadas/en curso</text:p>
            </text:list-item>
            <text:list-item>
              <text:p text:style-name="P11">valoración</text:p>
            </text:list-item>
            <text:list-item>
              <text:p text:style-name="P11"/>
            </text:list-item>
          </text:list>
        </text:list-item>
        <text:list-item>
          <text:p text:style-name="P5">Cliente</text:p>
          <text:list>
            <text:list-item>
              <text:p text:style-name="P5">Nombre del cliente</text:p>
            </text:list-item>
            <text:list-item>
              <text:p text:style-name="P5">Id del cliente</text:p>
            </text:list-item>
            <text:list-item>
              <text:p text:style-name="P5">Vehículo</text:p>
            </text:list-item>
            <text:list-item>
              <text:p text:style-name="P5">datos (dirección, tfno, email…)</text:p>
            </text:list-item>
          </text:list>
        </text:list-item>
        <text:list-item>
          <text:p text:style-name="P6">Vehículo(s)</text:p>
          <text:list>
            <text:list-item>
              <text:p text:style-name="P6">cliente asociado</text:p>
            </text:list-item>
            <text:list-item>
              <text:p text:style-name="P6">matrícula</text:p>
            </text:list-item>
            <text:list-item>
              <text:p text:style-name="P6">ficha técnica (OCR?) y foto</text:p>
            </text:list-item>
            <text:list-item>
              <text:p text:style-name="P6">kilómetros</text:p>
            </text:list-item>
            <text:list-item>
              <text:p text:style-name="P6">color</text:p>
            </text:list-item>
            <text:list-item>
              <text:p text:style-name="P6"><text:soft-page-break/>marca</text:p>
            </text:list-item>
            <text:list-item>
              <text:p text:style-name="P6">modelo</text:p>
            </text:list-item>
            <text:list-item>
              <text:p text:style-name="P6">observaciones</text:p>
            </text:list-item>
            <text:list-item>
              <text:p text:style-name="P6">listado de mantenimientos/revisiones realizadas</text:p>
            </text:list-item>
            <text:list-item>
              <text:p text:style-name="P6">fotos, audios y vídeos</text:p>
            </text:list-item>
          </text:list>
        </text:list-item>
        <text:list-item>
          <text:p text:style-name="P8">Recepción del vehículo</text:p>
          <text:list>
            <text:list-item>
              <text:p text:style-name="P8">desglose partes del vehículo dañadas</text:p>
            </text:list-item>
            <text:list-item>
              <text:p text:style-name="P8">observaciones del cliente</text:p>
            </text:list-item>
          </text:list>
        </text:list-item>
        <text:list-item>
          <text:p text:style-name="P6">Presupuestos (para que el cliente lo firme si está de acuerdo)</text:p>
          <text:list>
            <text:list-item>
              <text:p text:style-name="P8">desglose partes del vehículo dañadas</text:p>
            </text:list-item>
            <text:list-item>
              <text:p text:style-name="P8">observaciones</text:p>
            </text:list-item>
          </text:list>
        </text:list-item>
        <text:list-item>
          <text:p text:style-name="P6">Albarán/factura</text:p>
        </text:list-item>
        <text:list-item>
          <text:p text:style-name="P6">Ó<text:span text:style-name="T3">rdenes de trabajo</text:span></text:p>
          <text:list>
            <text:list-item>
              <text:p text:style-name="P7">número de OT</text:p>
            </text:list-item>
            <text:list-item>
              <text:p text:style-name="P7">matrícula</text:p>
            </text:list-item>
            <text:list-item>
              <text:p text:style-name="P7">código de cliente</text:p>
            </text:list-item>
            <text:list-item>
              <text:p text:style-name="P7">nombre cliente</text:p>
            </text:list-item>
            <text:list-item>
              <text:p text:style-name="P7">n.º de factura</text:p>
            </text:list-item>
            <text:list-item>
              <text:p text:style-name="P7">n.º de presupuesto</text:p>
            </text:list-item>
            <text:list-item>
              <text:p text:style-name="P7">n.º de albarán</text:p>
            </text:list-item>
            <text:list-item>
              <text:p text:style-name="P7">n.º de peritación</text:p>
            </text:list-item>
            <text:list-item>
              <text:p text:style-name="P7">fecha</text:p>
            </text:list-item>
            <text:list-item>
              <text:p text:style-name="P10">Descripción de la avería</text:p>
            </text:list-item>
            <text:list-item>
              <text:p text:style-name="P8">observaciones</text:p>
            </text:list-item>
            <text:list-item>
              <text:p text:style-name="P8">n.º de siniestro</text:p>
            </text:list-item>
            <text:list-item>
              <text:p text:style-name="P8">seguro</text:p>
            </text:list-item>
            <text:list-item>
              <text:p text:style-name="P11">estado ot (completada/aprobada/pdte aprobación/en curso...)</text:p>
            </text:list-item>
          </text:list>
        </text:list-item>
        <text:list-item>
          <text:p text:style-name="P9">Proveedores</text:p>
          <text:list>
            <text:list-item>
              <text:p text:style-name="P9">nombre proveedor</text:p>
            </text:list-item>
            <text:list-item>
              <text:p text:style-name="P9">codigo de proveedor</text:p>
            </text:list-item>
            <text:list-item>
              <text:p text:style-name="P9">email</text:p>
            </text:list-item>
            <text:list-item>
              <text:p text:style-name="P9">tfno</text:p>
            </text:list-item>
            <text:list-item>
              <text:p text:style-name="P9">direccion</text:p>
            </text:list-item>
            <text:list-item>
              <text:p text:style-name="P9">cif</text:p>
            </text:list-item>
            <text:list-item>
              <text:p text:style-name="P9">persona de contacto</text:p>
            </text:list-item>
            <text:list-item>
              <text:p text:style-name="P9">observaciones</text:p>
            </text:list-item>
            <text:list-item>
              <text:p text:style-name="P9">lista de artículos</text:p>
              <text:list>
                <text:list-item>
                  <text:p text:style-name="P9">id artículo</text:p>
                </text:list-item>
                <text:list-item>
                  <text:p text:style-name="P9">descripción artículo</text:p>
                </text:list-item>
                <text:list-item>
                  <text:p text:style-name="P9">coste unitario</text:p>
                </text:list-item>
                <text:list-item>
                  <text:p text:style-name="P9">unidades disponibles</text:p>
                </text:list-item>
                <text:list-item>
                  <text:p text:style-name="P9">fecha último pedido</text:p>
                </text:list-item>
                <text:list-item>
                  <text:p text:style-name="P9">último pedido completado S/N</text:p>
                </text:list-item>
                <text:list-item>
                  <text:p text:style-name="P9">pendiente de pago <text:span text:style-name="T4">S/N</text:span></text:p>
                </text:list-item>
                <text:list-item>
                  <text:p text:style-name="P9">coste del último pedido</text:p>
                </text:list-item>
                <text:list-item>
                  <text:p text:style-name="P9">historial de pedidos <text:span text:style-name="T4">de ese artículo</text:span></text:p>
                  <text:list>
                    <text:list-item>
                      <text:p text:style-name="P10">fechas</text:p>
                    </text:list-item>
                    <text:list-item>
                      <text:p text:style-name="P10">cantidad</text:p>
                    </text:list-item>
                    <text:list-item>
                      <text:p text:style-name="P10">coste</text:p>
                    </text:list-item>
                  </text:list>
                </text:list-item>
                <text:list-item>
                  <text:p text:style-name="P9"><text:soft-page-break/>facturas pendientes</text:p>
                </text:list-item>
                <text:list-item>
                  <text:p text:style-name="P9">pagos pendientes</text:p>
                </text:list-item>
              </text:list>
            </text:list-item>
            <text:list-item>
              <text:p text:style-name="P10">Pendiente de pago S/N</text:p>
            </text:list-item>
            <text:list-item>
              <text:p text:style-name="P10">Pendiente recepción S/N</text:p>
            </text:list-item>
          </text:list>
        </text:list-item>
      </text:list>
      <text:p text:style-name="P1"/>
      <text:p text:style-name="P1">Inventario de contenido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17:54.726281231</meta:creation-date>
    <dc:date>2019-03-11T13:37:43.514422690</dc:date>
    <meta:editing-duration>PT36M46S</meta:editing-duration>
    <meta:editing-cycles>5</meta:editing-cycles>
    <meta:generator>LibreOffice/6.2.0.3$Linux_X86_64 LibreOffice_project/20$Build-3</meta:generator>
    <meta:document-statistic meta:table-count="0" meta:image-count="0" meta:object-count="0" meta:page-count="3" meta:paragraph-count="100" meta:word-count="405" meta:character-count="2286" meta:non-whitespace-character-count="2063"/>
  </office:meta>
</office:document-meta>
</file>